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0F6000001426FFCD15A.svm" manifest:media-type=""/>
  <manifest:file-entry manifest:full-path="Pictures/20000001000001AB00000107DABCF13B.svm" manifest:media-type=""/>
  <manifest:file-entry manifest:full-path="Pictures/2000027A00004F1D00003B567BCC9D1F.wmf" manifest:media-type=""/>
  <manifest:file-entry manifest:full-path="Pictures/200000010000011C00000131532BB9F6.svm" manifest:media-type=""/>
  <manifest:file-entry manifest:full-path="Pictures/200000010000030A000001579733B417.svm" manifest:media-type=""/>
  <manifest:file-entry manifest:full-path="Pictures/200000010000030E000000E5F0C13357.svm" manifest:media-type=""/>
  <manifest:file-entry manifest:full-path="Pictures/200000010000017D00000129378A2547.svm" manifest:media-type=""/>
  <manifest:file-entry manifest:full-path="Pictures/2000000100000211000001290840249C.svm" manifest:media-type=""/>
  <manifest:file-entry manifest:full-path="Pictures/2000000100000073000000E5B2987EC5.svm" manifest:media-type=""/>
  <manifest:file-entry manifest:full-path="Pictures/200000010000022E000000D855B9F02F.svm" manifest:media-type=""/>
  <manifest:file-entry manifest:full-path="Pictures/2000027A00004F1D00003B56D9E68A70.wmf" manifest:media-type=""/>
  <manifest:file-entry manifest:full-path="Pictures/2000013500004F1D00003B56F1BD2DBD.wmf" manifest:media-type=""/>
  <manifest:file-entry manifest:full-path="Pictures/20000001000003230000015BEB73A4D8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GS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0.019cm"/>
    </style:style>
    <style:style style:name="gr9" style:family="graphic" style:parent-style-name="standard">
      <style:graphic-properties TexMathsArgs="12§display§g_m=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{DS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5.417cm" svg:height="4.063cm" svg:x="3.792cm" svg:y="0.274cm">
          <draw:image xlink:href="Pictures/2000013500004F1D00003B56F1BD2DBD.wmf" xlink:type="simple" xlink:show="embed" xlink:actuate="onLoad">
            <text:p/>
          </draw:image>
          <draw:glue-point draw:id="4" svg:x="0.664cm" svg:y="4.093cm"/>
          <draw:glue-point draw:id="5" svg:x="0.804cm" svg:y="-1.954cm"/>
          <draw:glue-point draw:id="6" svg:x="0.771cm" svg:y="-1.174cm"/>
        </draw:frame>
        <draw:frame draw:style-name="gr1" draw:text-style-name="P1" draw:layer="layout" svg:width="0.99cm" svg:height="1.891cm" svg:x="5.077cm" svg:y="0.88cm">
          <draw:image xlink:href="Pictures/2000027A00004F1D00003B56D9E68A70.wmf" xlink:type="simple" xlink:show="embed" xlink:actuate="onLoad">
            <text:p/>
          </draw:image>
        </draw:frame>
        <draw:line draw:style-name="gr2" draw:text-style-name="P1" draw:layer="layout" svg:x1="6.583cm" svg:y1="2.526cm" svg:x2="6.583cm" svg:y2="3.838cm">
          <text:p/>
        </draw:line>
        <draw:line draw:style-name="gr2" draw:text-style-name="P1" draw:layer="layout" svg:x1="7.082cm" svg:y1="3.828cm" svg:x2="7.082cm" svg:y2="1.039cm">
          <text:p/>
        </draw:line>
        <draw:line draw:style-name="gr3" draw:text-style-name="P1" draw:layer="layout" svg:x1="6.846cm" svg:y1="2.75cm" svg:x2="6.846cm" svg:y2="3.753cm">
          <text:p/>
        </draw:line>
        <draw:line draw:style-name="gr2" draw:text-style-name="P1" draw:layer="layout" svg:x1="6.847cm" svg:y1="3.828cm" svg:x2="6.847cm" svg:y2="1.815cm">
          <text:p/>
        </draw:line>
        <draw:line draw:style-name="gr2" draw:text-style-name="P1" draw:layer="layout" svg:x1="6.567cm" svg:y1="2.541cm" svg:x2="4.961cm" svg:y2="2.541cm">
          <text:p/>
        </draw:line>
        <draw:line draw:style-name="gr2" draw:text-style-name="P1" draw:layer="layout" svg:x1="6.841cm" svg:y1="1.817cm" svg:x2="4.498cm" svg:y2="1.817cm">
          <text:p/>
        </draw:line>
        <draw:line draw:style-name="gr2" draw:text-style-name="P1" draw:layer="layout" svg:x1="7.06cm" svg:y1="1.016cm" svg:x2="4.849cm" svg:y2="1.016cm">
          <text:p/>
        </draw:line>
        <draw:line draw:style-name="gr3" draw:text-style-name="P1" draw:layer="layout" svg:x1="5.211cm" svg:y1="1.821cm" svg:x2="6.214cm" svg:y2="1.821cm">
          <text:p/>
        </draw:line>
        <draw:frame draw:style-name="gr4" draw:text-style-name="P1" draw:layer="layout" svg:width="0.137cm" svg:height="0.274cm" svg:x="6.046cm" svg:y="1.436cm">
          <draw:image xlink:href="Pictures/2000000100000073000000E5B2987EC5.svm" xlink:type="simple" xlink:show="embed" xlink:actuate="onLoad">
            <text:p/>
          </draw:image>
        </draw:frame>
        <draw:frame draw:style-name="gr4" draw:text-style-name="P1" draw:layer="layout" svg:width="0.137cm" svg:height="0.274cm" svg:x="6.629cm" svg:y="3.373cm">
          <draw:image xlink:href="Pictures/2000000100000073000000E5B2987EC5.svm" xlink:type="simple" xlink:show="embed" xlink:actuate="onLoad">
            <text:p/>
          </draw:image>
        </draw:frame>
        <draw:frame draw:style-name="gr5" draw:text-style-name="P1" xml:id="id1" draw:id="id1" draw:layer="layout" svg:width="0.962cm" svg:height="0.415cm" svg:x="7.123cm" svg:y="4.241cm">
          <draw:image xlink:href="Pictures/20000001000003230000015BEB73A4D8.svm" xlink:type="simple" xlink:show="embed" xlink:actuate="onLoad">
            <text:p/>
          </draw:image>
        </draw:frame>
        <draw:frame draw:style-name="gr6" draw:text-style-name="P1" draw:layer="layout" svg:width="0.668cm" svg:height="0.258cm" svg:x="8.766cm" svg:y="3.708cm">
          <draw:image xlink:href="Pictures/200000010000022E000000D855B9F02F.svm" xlink:type="simple" xlink:show="embed" xlink:actuate="onLoad">
            <text:p/>
          </draw:image>
        </draw:frame>
        <draw:frame draw:style-name="gr7" draw:text-style-name="P1" draw:layer="layout" svg:width="0.634cm" svg:height="0.355cm" svg:x="3.793cm" svg:y="0.39cm">
          <draw:image xlink:href="Pictures/2000000100000211000001290840249C.svm" xlink:type="simple" xlink:show="embed" xlink:actuate="onLoad">
            <text:p/>
          </draw:image>
        </draw:frame>
        <draw:connector draw:style-name="gr3" draw:text-style-name="P1" draw:layer="layout" draw:type="curve" svg:x1="7.123cm" svg:y1="4.448cm" svg:x2="6.859cm" svg:y2="3.967cm" draw:start-shape="id1" draw:start-glue-point="3" draw:end-shape="id2" draw:end-glue-point="4" svg:d="M7123 4448c-176 0-264-160-264-481" svg:viewBox="0 0 265 482">
          <text:p/>
        </draw:connector>
        <draw:frame draw:style-name="gr8" draw:layer="layout" svg:width="1.607cm" svg:height="0.916cm" svg:x="9.09cm" svg:y="1.456cm">
          <draw:text-box>
            <text:p>ڈھلوان</text:p>
          </draw:text-box>
        </draw:frame>
        <draw:frame draw:style-name="gr9" draw:text-style-name="P1" xml:id="id3" draw:id="id3" draw:layer="layout" svg:width="0.937cm" svg:height="0.274cm" svg:x="8.233cm" svg:y="1.81cm">
          <draw:image xlink:href="Pictures/200000010000030E000000E5F0C13357.svm" xlink:type="simple" xlink:show="embed" xlink:actuate="onLoad">
            <text:p/>
          </draw:image>
        </draw:frame>
        <draw:connector draw:style-name="gr3" draw:text-style-name="P1" draw:layer="layout" draw:type="curve" draw:line-skew="4.514cm 2.13cm" svg:x1="8.233cm" svg:y1="1.947cm" svg:x2="6.917cm" svg:y2="1.829cm" draw:start-shape="id3" draw:start-glue-point="3" draw:end-shape="id2" draw:end-glue-point="6" svg:d="M8233 1947c-642 0-534-22-703-24s-613 17-613-94" svg:viewBox="0 0 1317 119">
          <text:p/>
        </draw:connector>
        <draw:frame draw:style-name="gr10" draw:text-style-name="P1" draw:layer="layout" svg:width="0.932cm" svg:height="0.41cm" svg:x="3.475cm" svg:y="1.59cm">
          <draw:image xlink:href="Pictures/200000010000030A000001579733B417.svm" xlink:type="simple" xlink:show="embed" xlink:actuate="onLoad">
            <text:p/>
          </draw:image>
        </draw:frame>
        <draw:frame draw:style-name="gr11" draw:text-style-name="P1" draw:layer="layout" svg:width="0.34cm" svg:height="0.365cm" svg:x="5.453cm" svg:y="3.976cm">
          <draw:image xlink:href="Pictures/200000010000011C00000131532BB9F6.svm" xlink:type="simple" xlink:show="embed" xlink:actuate="onLoad">
            <text:p/>
          </draw:image>
        </draw:frame>
        <draw:frame draw:style-name="gr1" draw:text-style-name="P1" draw:layer="layout" svg:width="0.638cm" svg:height="0.812cm" svg:x="6.506cm" svg:y="2.63cm">
          <draw:image xlink:href="Pictures/2000027A00004F1D00003B567BCC9D1F.wmf" xlink:type="simple" xlink:show="embed" xlink:actuate="onLoad">
            <text:p/>
          </draw:image>
        </draw:frame>
        <draw:frame draw:style-name="gr12" draw:text-style-name="P1" draw:layer="layout" svg:width="0.456cm" svg:height="0.355cm" svg:x="4.715cm" svg:y="1.202cm">
          <draw:image xlink:href="Pictures/200000010000017D00000129378A2547.svm" xlink:type="simple" xlink:show="embed" xlink:actuate="onLoad">
            <text:p/>
          </draw:image>
        </draw:frame>
        <draw:frame draw:style-name="gr13" draw:text-style-name="P1" draw:layer="layout" svg:width="0.511cm" svg:height="0.314cm" svg:x="7.143cm" svg:y="2.753cm">
          <draw:image xlink:href="Pictures/20000001000001AB00000107DABCF13B.svm" xlink:type="simple" xlink:show="embed" xlink:actuate="onLoad">
            <text:p/>
          </draw:image>
        </draw:frame>
        <draw:frame draw:style-name="gr14" draw:text-style-name="P1" draw:layer="layout" svg:width="0.294cm" svg:height="0.385cm" svg:x="6.534cm" svg:y="1.338cm">
          <draw:image xlink:href="Pictures/20000001000000F6000001426FFCD15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7T13:01:28</meta:creation-date>
    <meta:editing-duration>PT33M12S</meta:editing-duration>
    <meta:editing-cycles>8</meta:editing-cycles>
    <meta:generator>LibreOffice/4.2.8.2$Linux_x86 LibreOffice_project/420m0$Build-2</meta:generator>
    <dc:title>kkkFigures</dc:title>
    <meta:initial-creator>kkk </meta:initial-creator>
    <dc:date>2016-05-17T16:41:10.472734376</dc:date>
    <meta:document-statistic meta:object-count="25"/>
    <meta:template xlink:type="simple" xlink:actuate="onRequest" xlink:title="kkkFigures" xlink:href="../../../../../.libreoffice/3/user/template/kkkFigures.otg" meta:date="2014-08-17T13:01:27"/>
  </office:meta>
</office:document-meta>
</file>